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970" officeooo:paragraph-rsid="00018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4:14:45.966712585</meta:creation-date>
    <dc:date>2023-12-04T14:15:47.389280255</dc:date>
    <meta:editing-duration>PT1M1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5.1.6.2$Linux_X86_64 LibreOffice_project/10m0$Build-2</meta:generator>
  </office:meta>
</office:document-meta>
</file>